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cb9" officeooo:paragraph-rsid="0000ecb9"/>
    </style:style>
    <style:style style:name="T1" style:family="text">
      <style:text-properties officeooo:rsid="000270c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ct1" text:anchor-type="paragraph" svg:width="4.4445in" svg:height="1.422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2" text:anchor-type="paragraph" svg:width="6.2984in" svg:height="3.5457in" draw:z-index="1"><draw:object xlink:href="./Object 2" xlink:type="simple" xlink:show="embed" xlink:actuate="onLoad"/><draw:image xlink:href="./ObjectReplacements/Object 2" xlink:type="simple" xlink:show="embed" xlink:actuate="onLoad"/></draw:frame></text:p>
      <text:p text:style-name="Standard"><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Standard"><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soft-page-break/></text:p>
      <text:p text:style-name="Standard"><draw:frame draw:style-name="fr1"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Standard"><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Standard"><text:soft-page-break/></text:p>
      <text:p text:style-name="Standard"><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1"><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span text:style-name="T1">Each time was based off of an average time from running the select five times for each number of tuples. </text:span>For select, the indexed select is generally much faster than the sequential select. However, sequential select seems to stay pretty steady no matter how many tuples are added, whereas the other select methods increase significantly. Even though there is an increase, only Tree Map indexed select eventually takes longer than sequential select. The other two come nowhere near. Bplus Tree Map indexed select is the fastest. Hash map select is slightly behind it. For very small amounts of tuples, Tree Map is faster than hash map, but it very quickly becomes s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0:04:44.313139760</meta:creation-date>
    <dc:date>2017-10-29T20:17:28.973962466</dc:date>
    <meta:editing-duration>PT12M45S</meta:editing-duration>
    <meta:editing-cycles>2</meta:editing-cycles>
    <meta:generator>LibreOffice/5.1.6.2$Linux_X86_64 LibreOffice_project/10m0$Build-2</meta:generator>
    <meta:document-statistic meta:table-count="0" meta:image-count="0" meta:object-count="8" meta:page-count="3" meta:paragraph-count="1" meta:word-count="112" meta:character-count="670" meta:non-whitespace-character-count="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7">
          <table:table-cell table:number-columns-repeated="5"/>
        </table:table-row>
        <table:table-row table:style-name="ro1">
          <table:table-cell/>
          <table:table-cell office:value-type="string" calcext:value-type="string">
            <text:p>Sequential</text:p>
          </table:table-cell>
          <table:table-cell office:value-type="string" calcext:value-type="string">
            <text:p>TreeMap</text:p>
          </table:table-cell>
          <table:table-cell office:value-type="string" calcext:value-type="string">
            <text:p>HashMap</text:p>
          </table:table-cell>
          <table:table-cell office:value-type="string" calcext:value-type="string">
            <text:p>BpTreeMap</text:p>
          </table:table-cell>
        </table:table-row>
        <table:table-row table:style-name="ro1">
          <table:table-cell office:value-type="float" office:value="50" calcext:value-type="float">
            <text:p>50</text:p>
          </table:table-cell>
          <table:table-cell office:value-type="float" office:value="58.4146886" calcext:value-type="float">
            <text:p>58.4146886</text:p>
          </table:table-cell>
          <table:table-cell office:value-type="float" office:value="0.4643436" calcext:value-type="float">
            <text:p>0.4643436</text:p>
          </table:table-cell>
          <table:table-cell office:value-type="float" office:value="0.0979562" calcext:value-type="float">
            <text:p>0.0979562</text:p>
          </table:table-cell>
          <table:table-cell office:value-type="float" office:value="0.0199494" calcext:value-type="float">
            <text:p>0.0199494</text:p>
          </table:table-cell>
        </table:table-row>
        <table:table-row table:style-name="ro1">
          <table:table-cell office:value-type="float" office:value="500" calcext:value-type="float">
            <text:p>500</text:p>
          </table:table-cell>
          <table:table-cell office:value-type="float" office:value="58.5480302" calcext:value-type="float">
            <text:p>58.5480302</text:p>
          </table:table-cell>
          <table:table-cell office:value-type="float" office:value="3.8977094" calcext:value-type="float">
            <text:p>3.8977094</text:p>
          </table:table-cell>
          <table:table-cell office:value-type="float" office:value="0.0869666" calcext:value-type="float">
            <text:p>0.0869666</text:p>
          </table:table-cell>
          <table:table-cell office:value-type="float" office:value="0.0515168" calcext:value-type="float">
            <text:p>0.0515168</text:p>
          </table:table-cell>
        </table:table-row>
        <table:table-row table:style-name="ro1">
          <table:table-cell office:value-type="float" office:value="1000" calcext:value-type="float">
            <text:p>1000</text:p>
          </table:table-cell>
          <table:table-cell office:value-type="float" office:value="56.5952934" calcext:value-type="float">
            <text:p>56.5952934</text:p>
          </table:table-cell>
          <table:table-cell office:value-type="float" office:value="4.8051686" calcext:value-type="float">
            <text:p>4.8051686</text:p>
          </table:table-cell>
          <table:table-cell office:value-type="float" office:value="0.0808314" calcext:value-type="float">
            <text:p>0.0808314</text:p>
          </table:table-cell>
          <table:table-cell office:value-type="float" office:value="0.0605094" calcext:value-type="float">
            <text:p>0.0605094</text:p>
          </table:table-cell>
        </table:table-row>
        <table:table-row table:style-name="ro1">
          <table:table-cell office:value-type="float" office:value="5000" calcext:value-type="float">
            <text:p>5000</text:p>
          </table:table-cell>
          <table:table-cell office:value-type="float" office:value="63.4652124" calcext:value-type="float">
            <text:p>63.4652124</text:p>
          </table:table-cell>
          <table:table-cell office:value-type="float" office:value="21.9125014" calcext:value-type="float">
            <text:p>21.9125014</text:p>
          </table:table-cell>
          <table:table-cell office:value-type="float" office:value="0.1305532" calcext:value-type="float">
            <text:p>0.1305532</text:p>
          </table:table-cell>
          <table:table-cell office:value-type="float" office:value="0.0645696" calcext:value-type="float">
            <text:p>0.0645696</text:p>
          </table:table-cell>
        </table:table-row>
        <table:table-row table:style-name="ro1">
          <table:table-cell office:value-type="float" office:value="10000" calcext:value-type="float">
            <text:p>10000</text:p>
          </table:table-cell>
          <table:table-cell office:value-type="float" office:value="90.1700638" calcext:value-type="float">
            <text:p>90.1700638</text:p>
          </table:table-cell>
          <table:table-cell office:value-type="float" office:value="52.8424668" calcext:value-type="float">
            <text:p>52.8424668</text:p>
          </table:table-cell>
          <table:table-cell office:value-type="float" office:value="0.184938" calcext:value-type="float">
            <text:p>0.184938</text:p>
          </table:table-cell>
          <table:table-cell office:value-type="float" office:value="0.0832644" calcext:value-type="float">
            <text:p>0.0832644</text:p>
          </table:table-cell>
        </table:table-row>
        <table:table-row table:style-name="ro1">
          <table:table-cell office:value-type="float" office:value="20000" calcext:value-type="float">
            <text:p>20000</text:p>
          </table:table-cell>
          <table:table-cell office:value-type="float" office:value="82.5987478" calcext:value-type="float">
            <text:p>82.5987478</text:p>
          </table:table-cell>
          <table:table-cell office:value-type="float" office:value="101.880427" calcext:value-type="float">
            <text:p>101.880427</text:p>
          </table:table-cell>
          <table:table-cell office:value-type="float" office:value="0.1977696" calcext:value-type="float">
            <text:p>0.1977696</text:p>
          </table:table-cell>
          <table:table-cell office:value-type="float" office:value="0.1676494" calcext:value-type="float">
            <text:p>0.1676494</text:p>
          </table:table-cell>
        </table:table-row>
        <table:table-row table:style-name="ro1">
          <table:table-cell office:value-type="float" office:value="50000" calcext:value-type="float">
            <text:p>50000</text:p>
          </table:table-cell>
          <table:table-cell office:value-type="float" office:value="95.75567" calcext:value-type="float">
            <text:p>95.75567</text:p>
          </table:table-cell>
          <table:table-cell office:value-type="float" office:value="159.069465" calcext:value-type="float">
            <text:p>159.069465</text:p>
          </table:table-cell>
          <table:table-cell office:value-type="float" office:value="0.229546" calcext:value-type="float">
            <text:p>0.229546</text:p>
          </table:table-cell>
          <table:table-cell office:value-type="float" office:value="0.187995" calcext:value-type="float">
            <text:p>0.1879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20:04:52.250710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6.196cm" svg:y="0.316cm" chart:style-name="ch2">
          <text:p>Sequential Select</text:p>
        </chart:title>
        <chart:legend chart:legend-position="end" svg:x="13.04cm" svg:y="4.204cm" style:legend-expansion="high" chart:style-name="ch3"/>
        <chart:plot-area chart:style-name="ch4" chart:data-source-has-labels="both" svg:x="0.561cm" svg:y="0.828cm" svg:width="12.953cm" svg:height="7.08cm">
          <chartooo:coordinate-region svg:x="1.368cm" svg:y="1.027cm" svg:width="11.681cm" svg:height="6.234cm"/>
          <chart:axis chart:dimension="x" chart:name="primary-x" chart:style-name="ch5" chartooo:axis-type="auto">
            <chart:title svg:x="6.239cm" svg:y="8.088cm" chart:style-name="ch6">
              <text:p># of tuples</text:p>
            </chart:title>
            <chart:categories table:cell-range-address="local-table.$A$2:.$A$8"/>
          </chart:axis>
          <chart:axis chart:dimension="y" chart:name="primary-y" chart:style-name="ch5">
            <chart:title svg:x="0cm" svg:y="5.126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quential</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302cm" svg:y="0.315cm" chart:style-name="ch2">
          <text:p>Tree Map Select</text:p>
        </chart:title>
        <chart:legend chart:legend-position="end" svg:x="13.332cm" svg:y="4.2cm" style:legend-expansion="high" chart:style-name="ch3"/>
        <chart:plot-area chart:style-name="ch4" chart:data-source-has-labels="both" svg:x="1.116cm" svg:y="1.325cm" svg:width="11.68cm" svg:height="6.562cm">
          <chartooo:coordinate-region svg:x="1.923cm" svg:y="1.524cm" svg:width="10.408cm" svg:height="5.716cm"/>
          <chart:axis chart:dimension="x" chart:name="primary-x" chart:style-name="ch5" chartooo:axis-type="auto">
            <chart:title svg:x="6.158cm" svg:y="8.066cm" chart:style-name="ch6">
              <text:p># of tuples</text:p>
            </chart:title>
            <chart:categories table:cell-range-address="local-table.$A$2:.$A$8"/>
          </chart:axis>
          <chart:axis chart:dimension="y" chart:name="primary-y" chart:style-name="ch5">
            <chart:title svg:x="0.237cm" svg:y="5.32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4643436">
                <text:p>0.4643436</text:p>
              </table:table-cell>
            </table:table-row>
            <table:table-row>
              <table:table-cell office:value-type="string">
                <text:p>2</text:p>
              </table:table-cell>
              <table:table-cell office:value-type="float" office:value="500">
                <text:p>500</text:p>
              </table:table-cell>
              <table:table-cell office:value-type="float" office:value="3.8977094">
                <text:p>3.8977094</text:p>
              </table:table-cell>
            </table:table-row>
            <table:table-row>
              <table:table-cell office:value-type="string">
                <text:p>3</text:p>
              </table:table-cell>
              <table:table-cell office:value-type="float" office:value="1000">
                <text:p>1000</text:p>
              </table:table-cell>
              <table:table-cell office:value-type="float" office:value="4.8051686">
                <text:p>4.8051686</text:p>
              </table:table-cell>
            </table:table-row>
            <table:table-row>
              <table:table-cell office:value-type="string">
                <text:p>4</text:p>
              </table:table-cell>
              <table:table-cell office:value-type="float" office:value="5000">
                <text:p>5000</text:p>
              </table:table-cell>
              <table:table-cell office:value-type="float" office:value="21.9125014">
                <text:p>21.9125014</text:p>
              </table:table-cell>
            </table:table-row>
            <table:table-row>
              <table:table-cell office:value-type="string">
                <text:p>5</text:p>
              </table:table-cell>
              <table:table-cell office:value-type="float" office:value="10000">
                <text:p>10000</text:p>
              </table:table-cell>
              <table:table-cell office:value-type="float" office:value="52.8424668">
                <text:p>52.8424668</text:p>
              </table:table-cell>
            </table:table-row>
            <table:table-row>
              <table:table-cell office:value-type="string">
                <text:p>6</text:p>
              </table:table-cell>
              <table:table-cell office:value-type="float" office:value="20000">
                <text:p>20000</text:p>
              </table:table-cell>
              <table:table-cell office:value-type="float" office:value="101.880427">
                <text:p>101.880427</text:p>
              </table:table-cell>
            </table:table-row>
            <table:table-row>
              <table:table-cell office:value-type="string">
                <text:p>7</text:p>
              </table:table-cell>
              <table:table-cell office:value-type="float" office:value="50000">
                <text:p>50000</text:p>
              </table:table-cell>
              <table:table-cell office:value-type="float" office:value="159.069465">
                <text:p>159.069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156cm" svg:y="0.315cm" chart:style-name="ch2">
          <text:p>Hash Map Select </text:p>
        </chart:title>
        <chart:legend chart:legend-position="end" svg:x="13.2cm" svg:y="4.2cm" style:legend-expansion="high" chart:style-name="ch3"/>
        <chart:plot-area chart:style-name="ch4" chart:data-source-has-labels="both" svg:x="1.33cm" svg:y="1.273cm" svg:width="11.551cm" svg:height="6.566cm">
          <chartooo:coordinate-region svg:x="2.242cm" svg:y="1.472cm" svg:width="10.174cm" svg:height="5.72cm"/>
          <chart:axis chart:dimension="x" chart:name="primary-x" chart:style-name="ch5" chartooo:axis-type="auto">
            <chart:title svg:x="6.307cm" svg:y="8.018cm" chart:style-name="ch6">
              <text:p># of tuples</text:p>
            </chart:title>
            <chart:categories table:cell-range-address="local-table.$A$2:.$A$8"/>
          </chart:axis>
          <chart:axis chart:dimension="y" chart:name="primary-y" chart:style-name="ch5">
            <chart:title svg:x="0.451cm" svg:y="5.314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ashMap</text:p>
              </table:table-cell>
            </table:table-row>
          </table:table-header-rows>
          <table:table-rows>
            <table:table-row>
              <table:table-cell office:value-type="string">
                <text:p>1</text:p>
              </table:table-cell>
              <table:table-cell office:value-type="float" office:value="50">
                <text:p>50</text:p>
              </table:table-cell>
              <table:table-cell office:value-type="float" office:value="0.0979562">
                <text:p>0.0979562</text:p>
              </table:table-cell>
            </table:table-row>
            <table:table-row>
              <table:table-cell office:value-type="string">
                <text:p>2</text:p>
              </table:table-cell>
              <table:table-cell office:value-type="float" office:value="500">
                <text:p>500</text:p>
              </table:table-cell>
              <table:table-cell office:value-type="float" office:value="0.0869666">
                <text:p>0.0869666</text:p>
              </table:table-cell>
            </table:table-row>
            <table:table-row>
              <table:table-cell office:value-type="string">
                <text:p>3</text:p>
              </table:table-cell>
              <table:table-cell office:value-type="float" office:value="1000">
                <text:p>1000</text:p>
              </table:table-cell>
              <table:table-cell office:value-type="float" office:value="0.0808314">
                <text:p>0.0808314</text:p>
              </table:table-cell>
            </table:table-row>
            <table:table-row>
              <table:table-cell office:value-type="string">
                <text:p>4</text:p>
              </table:table-cell>
              <table:table-cell office:value-type="float" office:value="5000">
                <text:p>5000</text:p>
              </table:table-cell>
              <table:table-cell office:value-type="float" office:value="0.1305532">
                <text:p>0.1305532</text:p>
              </table:table-cell>
            </table:table-row>
            <table:table-row>
              <table:table-cell office:value-type="string">
                <text:p>5</text:p>
              </table:table-cell>
              <table:table-cell office:value-type="float" office:value="10000">
                <text:p>10000</text:p>
              </table:table-cell>
              <table:table-cell office:value-type="float" office:value="0.184938">
                <text:p>0.184938</text:p>
              </table:table-cell>
            </table:table-row>
            <table:table-row>
              <table:table-cell office:value-type="string">
                <text:p>6</text:p>
              </table:table-cell>
              <table:table-cell office:value-type="float" office:value="20000">
                <text:p>20000</text:p>
              </table:table-cell>
              <table:table-cell office:value-type="float" office:value="0.1977696">
                <text:p>0.1977696</text:p>
              </table:table-cell>
            </table:table-row>
            <table:table-row>
              <table:table-cell office:value-type="string">
                <text:p>7</text:p>
              </table:table-cell>
              <table:table-cell office:value-type="float" office:value="50000">
                <text:p>50000</text:p>
              </table:table-cell>
              <table:table-cell office:value-type="float" office:value="0.229546">
                <text:p>0.2295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BPlus Tree Map Select</text:p>
        </chart:title>
        <chart:legend chart:legend-position="end" svg:x="12.909cm" svg:y="4.2cm" style:legend-expansion="high" chart:style-name="ch3"/>
        <chart:plot-area chart:style-name="ch4" chart:data-source-has-labels="both" svg:x="1.33cm" svg:y="1.273cm" svg:width="11.26cm" svg:height="6.566cm">
          <chartooo:coordinate-region svg:x="2.242cm" svg:y="1.473cm" svg:width="9.883cm" svg:height="5.719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0.187995">
                <text:p>0.1879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037cm" svg:y="0.315cm" chart:style-name="ch2">
          <text:p>Select Comparison</text:p>
        </chart:title>
        <chart:legend chart:legend-position="end" svg:x="12.909cm" svg:y="3.453cm" style:legend-expansion="high" chart:style-name="ch3"/>
        <chart:plot-area chart:style-name="ch4" chart:data-source-has-labels="both" svg:x="1.33cm" svg:y="1.273cm" svg:width="11.26cm" svg:height="6.566cm">
          <chartooo:coordinate-region svg:x="1.951cm" svg:y="1.472cm" svg:width="9.988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cell office:value-type="float" office:value="0.4643436">
                <text:p>0.4643436</text:p>
              </table:table-cell>
              <table:table-cell office:value-type="float" office:value="0.0979562">
                <text:p>0.0979562</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cell office:value-type="float" office:value="3.8977094">
                <text:p>3.8977094</text:p>
              </table:table-cell>
              <table:table-cell office:value-type="float" office:value="0.0869666">
                <text:p>0.0869666</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cell office:value-type="float" office:value="4.8051686">
                <text:p>4.8051686</text:p>
              </table:table-cell>
              <table:table-cell office:value-type="float" office:value="0.0808314">
                <text:p>0.0808314</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cell office:value-type="float" office:value="21.9125014">
                <text:p>21.9125014</text:p>
              </table:table-cell>
              <table:table-cell office:value-type="float" office:value="0.1305532">
                <text:p>0.1305532</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cell office:value-type="float" office:value="52.8424668">
                <text:p>52.8424668</text:p>
              </table:table-cell>
              <table:table-cell office:value-type="float" office:value="0.184938">
                <text:p>0.184938</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cell office:value-type="float" office:value="101.880427">
                <text:p>101.880427</text:p>
              </table:table-cell>
              <table:table-cell office:value-type="float" office:value="0.1977696">
                <text:p>0.1977696</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cell office:value-type="float" office:value="159.069465">
                <text:p>159.069465</text:p>
              </table:table-cell>
              <table:table-cell office:value-type="float" office:value="0.229546">
                <text:p>0.229546</text:p>
              </table:table-cell>
              <table:table-cell office:value-type="float" office:value="0.187995">
                <text:p>0.1879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13cm" svg:y="0.315cm" chart:style-name="ch2">
          <text:p>Sequential vs. TreeMap Select</text:p>
        </chart:title>
        <chart:legend chart:legend-position="end" svg:x="13.041cm" svg:y="3.951cm" style:legend-expansion="high" chart:style-name="ch3"/>
        <chart:plot-area chart:style-name="ch4" chart:data-source-has-labels="both" svg:x="1.117cm" svg:y="1.378cm" svg:width="11.389cm" svg:height="6.562cm">
          <chartooo:coordinate-region svg:x="1.924cm" svg:y="1.577cm" svg:width="10.117cm" svg:height="5.716cm"/>
          <chart:axis chart:dimension="x" chart:name="primary-x" chart:style-name="ch5" chartooo:axis-type="auto">
            <chart:title svg:x="6.013cm" svg:y="8.119cm" chart:style-name="ch6">
              <text:p># of tuples</text:p>
            </chart:title>
            <chart:categories table:cell-range-address="local-table.$A$2:.$A$8"/>
          </chart:axis>
          <chart:axis chart:dimension="y" chart:name="primary-y" chart:style-name="ch5">
            <chart:title svg:x="0.238cm" svg:y="5.378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cell office:value-type="float" office:value="0.4643436">
                <text:p>0.4643436</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cell office:value-type="float" office:value="3.8977094">
                <text:p>3.8977094</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cell office:value-type="float" office:value="4.8051686">
                <text:p>4.8051686</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cell office:value-type="float" office:value="21.9125014">
                <text:p>21.9125014</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cell office:value-type="float" office:value="52.8424668">
                <text:p>52.8424668</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cell office:value-type="float" office:value="101.880427">
                <text:p>101.880427</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cell office:value-type="float" office:value="159.069465">
                <text:p>159.06946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39cm" svg:y="0.315cm" chart:style-name="ch2">
          <text:p>Hash Map vs Tree Map Select</text:p>
        </chart:title>
        <chart:legend chart:legend-position="end" svg:x="12.909cm" svg:y="3.951cm" style:legend-expansion="high" chart:style-name="ch3"/>
        <chart:plot-area chart:style-name="ch4" chart:data-source-has-labels="both" svg:x="1.33cm" svg:y="1.273cm" svg:width="11.26cm" svg:height="6.566cm">
          <chartooo:coordinate-region svg:x="2.242cm" svg:y="1.472cm" svg:width="9.883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0979562">
                <text:p>0.0979562</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0.0869666">
                <text:p>0.0869666</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0.0808314">
                <text:p>0.0808314</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0.1305532">
                <text:p>0.1305532</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0.184938">
                <text:p>0.184938</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0.1977696">
                <text:p>0.1977696</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0.229546">
                <text:p>0.229546</text:p>
              </table:table-cell>
              <table:table-cell office:value-type="float" office:value="0.187995">
                <text:p>0.18799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